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35in" style:rel-column-width="1950*"/>
    </style:style>
    <style:style style:name="Table1.B" style:family="table-column">
      <style:table-column-properties style:column-width="5.3396in" style:rel-column-width="76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535in" style:rel-column-width="1950*"/>
    </style:style>
    <style:style style:name="Table2.B" style:family="table-column">
      <style:table-column-properties style:column-width="5.3396in" style:rel-column-width="769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16in" style:rel-column-width="2040*"/>
    </style:style>
    <style:style style:name="Table3.B" style:family="table-column">
      <style:table-column-properties style:column-width="5.2771in" style:rel-column-width="760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paragraph-rsid="00078723" style:font-size-asian="10pt" style:font-size-complex="10pt"/>
    </style:style>
    <style:style style:name="T1" style:family="text">
      <style:text-properties officeooo:rsid="00078723"/>
    </style:style>
    <style:style style:name="T2" style:family="text">
      <style:text-properties officeooo:rsid="00060ada"/>
    </style:style>
    <style:style style:name="T3" style:family="text">
      <style:text-properties officeooo:rsid="0007c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stablishing Shots</text:p>
          </table:table-cell>
          <table:table-cell table:style-name="Table1.B1" office:value-type="string">
            <text:p text:style-name="P1">Establishing Shots definem o cenário: Usa planos wide ou extreme wide para apresentar o ambiente, fornecendo contexto e situando o espectador no cenário.</text:p>
          </table:table-cell>
        </table:table-row>
        <table:table-row>
          <table:table-cell table:style-name="Table1.A2" office:value-type="string">
            <text:p text:style-name="Table_20_Contents">Extreme Wide Shot (EWS)</text:p>
          </table:table-cell>
          <table:table-cell table:style-name="Table1.B2" office:value-type="string">
            <text:p text:style-name="P1"><text:span text:style-name="T1">C</text:span>âmara está tão afastada do sujeito que ele nem sequer é visível. <text:span text:style-name="T1">F</text:span>requentemente usado como</text:p>
            <text:p text:style-name="P1">establishing shot — o primeiro plano de uma nova cena <text:span text:style-name="T1">para </text:span>mostrar onde a ação está a decorrer.</text:p>
          </table:table-cell>
        </table:table-row>
        <table:table-row>
          <table:table-cell table:style-name="Table1.A2" office:value-type="string">
            <text:p text:style-name="Table_20_Contents">Very Wide Shot (VWS)</text:p>
          </table:table-cell>
          <table:table-cell table:style-name="Table1.B2" office:value-type="string">
            <text:p text:style-name="P1"><text:span text:style-name="T1">E</text:span>stá muito mais próximo do sujeito. Ele é (apenas) visível aqui, mas a ênfase continua a ser colocá-lo no seu ambiente. Este plano também funciona como establishing shot.</text:p>
          </table:table-cell>
        </table:table-row>
        <table:table-row>
          <table:table-cell table:style-name="Table1.A2" office:value-type="string">
            <text:p text:style-name="Table_20_Contents">Wide Shot (WS)</text:p>
          </table:table-cell>
          <table:table-cell table:style-name="Table1.B2" office:value-type="string">
            <text:p text:style-name="P1"><text:span text:style-name="T2">Altura do </text:span>sujeito ocupa todo o enquadramento <text:span text:style-name="T2">(pode ter folgas)</text:span>. O sujeito pode não</text:p>
            <text:p text:style-name="P1">ocupar toda a largura do enquadramento</text:p>
          </table:table-cell>
        </table:table-row>
        <table:table-row>
          <table:table-cell table:style-name="Table1.A2" office:value-type="string">
            <text:p text:style-name="Table_20_Contents">Medium Shots</text:p>
          </table:table-cell>
          <table:table-cell table:style-name="Table1.B2" office:value-type="string">
            <text:p text:style-name="P1"><text:span text:style-name="T1">P</text:span>ara interação entre personagens. <text:span text:style-name="T1">Permite </text:span>captar personagens da cintura para cima, transmitindo eficazmente interações e linguagem corporal durante diálogos. <text:s/>É uma aproximação de como veria uma pessoa ‘ao vivo’ se estivesses a ter uma conversa</text:p>
            <text:p text:style-name="P1">casual. Não <text:span text:style-name="T1">se </text:span>prestaria atenção à parte inferior do corpo.</text:p>
          </table:table-cell>
        </table:table-row>
        <table:table-row>
          <table:table-cell table:style-name="Table1.A2" office:value-type="string">
            <text:p text:style-name="Table_20_Contents">Two Shot</text:p>
          </table:table-cell>
          <table:table-cell table:style-name="Table1.B2" office:value-type="string">
            <text:p text:style-name="P1">Um plano de duas pessoas, enquadrado de forma semelhante a um plano médio.</text:p>
          </table:table-cell>
        </table:table-row>
        <table:table-row>
          <table:table-cell table:style-name="Table1.A2" office:value-type="string">
            <text:p text:style-name="Table_20_Contents">Over-the-Shoulder Shots</text:p>
          </table:table-cell>
          <table:table-cell table:style-name="Table1.B2" office:value-type="string">
            <text:p text:style-name="P2"><text:span text:style-name="T1">P</text:span>ara representar conversas, mostra<text:span text:style-name="T1">r</text:span> a outra personagem que está a falar ou a reagir, fornecendo perspetiva e mantendo as relações espaciais entre personagens</text:p>
          </table:table-cell>
        </table:table-row>
        <table:table-row>
          <table:table-cell table:style-name="Table1.A2" office:value-type="string">
            <text:p text:style-name="Table_20_Contents">Medium Close Up (MCU)</text:p>
          </table:table-cell>
          <table:table-cell table:style-name="Table1.B2" office:value-type="string">
            <text:p text:style-name="P1"><text:span text:style-name="T1">M</text:span>eio caminho entre um MS e um CU. Este plano mostra o rosto com mais clareza, sem</text:p>
            <text:p text:style-name="P1">ficar desconfortavelmente próximo.</text:p>
          </table:table-cell>
        </table:table-row>
        <table:table-row>
          <table:table-cell table:style-name="Table1.A2" office:value-type="string">
            <text:p text:style-name="Table_20_Contents">Close-Ups </text:p>
          </table:table-cell>
          <table:table-cell table:style-name="Table1.B2" office:value-type="string">
            <text:p text:style-name="P2">Uma determinada característica ou parte do sujeito ocupa todo o enquadramento. Um close-up de uma pessoa geralmente significa um close-up do seu rosto. <text:span text:style-name="T1">F</text:span>oca nas expressões faciais, permitindo ao público relacionar-se com as suas emoções e estados internos. </text:p>
          </table:table-cell>
        </table:table-row>
        <table:table-row>
          <table:table-cell table:style-name="Table1.A2" office:value-type="string">
            <text:p text:style-name="Table_20_Contents">Extreme Close Up (ECU)</text:p>
          </table:table-cell>
          <table:table-cell table:style-name="Table1.B2" office:value-type="string">
            <text:p text:style-name="P1"><text:span text:style-name="T1">A</text:span>proxima<text:span text:style-name="T1">r</text:span> ao máximo e mostra detalhes extremos. No caso de pessoas, é usado para transmitir emoção.</text:p>
          </table:table-cell>
        </table:table-row>
        <table:table-row>
          <table:table-cell table:style-name="Table1.A2" office:value-type="string">
            <text:p text:style-name="Table_20_Contents">Insert</text:p>
          </table:table-cell>
          <table:table-cell table:style-name="Table1.B2" office:value-type="string">
            <text:p text:style-name="P2">Usado para mostrar um detalhe importante de forma clara, geralmente um objeto ou parte de uma ação que precisa de destaque na narrativa: mão a abrir uma porta, um relógio, um</text:p>
            <text:p text:style-name="P2">telefone a receber uma mensagem, uma chave a ser colocada numa fechadura, etc.)</text:p>
          </table:table-cell>
        </table:table-row>
        <table:table-row>
          <table:table-cell table:style-name="Table1.A2" office:value-type="string">
            <text:p text:style-name="Table_20_Contents">POV</text:p>
          </table:table-cell>
          <table:table-cell table:style-name="Table1.B2" office:value-type="string">
            <text:p text:style-name="P1">POV imersivos: Usa planos em ponto de vista (POV) para apresentar cenas a partir da perspetiva de uma personagem, imergindo o público na sua experiência e fomentando empatia</text:p>
          </table:table-cell>
        </table:table-row>
        <table:table-row>
          <table:table-cell table:style-name="Table1.A2" office:value-type="string">
            <text:p text:style-name="Table_20_Contents">Dutch angle (tilted shot)</text:p>
          </table:table-cell>
          <table:table-cell table:style-name="Table1.B2" office:value-type="string">
            <text:p text:style-name="P1">A câmara está inclinada para um dos lados, de modo que o horizonte fica torto. O enquadramento fica diagonal, criando uma sensação visual de desequilíbrio para transmitir desorientação, confusão, vertigem, intoxicação, instabilidade emocional, criar tensão, indicar que algo não está certo, sugerir que uma situação é estranha, desconfortável</text:p>
            <text:p text:style-name="P1">ou está prestes a mudar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Eye level</text:p>
          </table:table-cell>
          <table:table-cell table:style-name="Table2.B1" office:value-type="string">
            <text:p text:style-name="P1">Esta é a vista mais comum, sendo o ângulo do mundo real ao qual estamos habituados. Mostra os sujeitos tal como esperaríamos vê-los na vida real. É um plano bastante neutro.</text:p>
          </table:table-cell>
        </table:table-row>
        <table:table-row>
          <table:table-cell table:style-name="Table2.A2" office:value-type="string">
            <text:p text:style-name="Table_20_Contents">Low angle</text:p>
          </table:table-cell>
          <table:table-cell table:style-name="Table2.B2" office:value-type="string">
            <text:p text:style-name="P1">Mostra o sujeito de baixo, dando-lhe a impressão de ser mais poderoso ou dominante.</text:p>
          </table:table-cell>
        </table:table-row>
        <table:table-row>
          <table:table-cell table:style-name="Table2.A2" office:value-type="string">
            <text:p text:style-name="Table_20_Contents">High angle</text:p>
          </table:table-cell>
          <table:table-cell table:style-name="Table2.B2" office:value-type="string">
            <text:p text:style-name="P1"><text:span text:style-name="T1">M</text:span>ostra o sujeito de cima, ou seja, a câmara está inclinada para baixo em direção ao sujeito.</text:p>
            <text:p text:style-name="P2"><text:span text:style-name="T1">T</text:span>em o efeito de o diminuir, parece menos poderoso, menos significativo ou até submisso</text:p>
          </table:table-cell>
        </table:table-row>
        <table:table-row>
          <table:table-cell table:style-name="Table2.A2" office:value-type="string">
            <text:p text:style-name="Table_20_Contents">Bird’s Eye</text:p>
          </table:table-cell>
          <table:table-cell table:style-name="Table2.B2" office:value-type="string">
            <text:p text:style-name="P1"><text:span text:style-name="T1">C</text:span>ena mostrada diretamente de cima. <text:span text:style-name="T1">V</text:span>ista completamente diferente e algo antinatural, que pode ser usad<text:span text:style-name="T1">a</text:span> para criar efeito dramático ou para mostrar uma perspetiva espacial diferente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Pan</text:p>
          </table:table-cell>
          <table:table-cell table:style-name="Table3.B1" office:value-type="string">
            <text:p text:style-name="P1"><text:span text:style-name="T3">C</text:span>âmara roda para a esquerda ou para a direita a partir de um ponto fixo — como se estivesse a virar a cabeça para os lados</text:p>
          </table:table-cell>
        </table:table-row>
        <table:table-row>
          <table:table-cell table:style-name="Table3.A2" office:value-type="string">
            <text:p text:style-name="Table_20_Contents">Tilt</text:p>
          </table:table-cell>
          <table:table-cell table:style-name="Table3.B2" office:value-type="string">
            <text:p text:style-name="P1"><text:span text:style-name="T3">C</text:span>âmara roda para cima (up) ou para baixo (down) a partir de um ponto fixo, como se fosse a cabeça a olhar para cima ou para baix<text:span text:style-name="T3">o</text:span></text:p>
          </table:table-cell>
        </table:table-row>
        <table:table-row>
          <table:table-cell table:style-name="Table3.A2" office:value-type="string">
            <text:p text:style-name="Table_20_Contents">Roll</text:p>
          </table:table-cell>
          <table:table-cell table:style-name="Table3.B2" office:value-type="string">
            <text:p text:style-name="P1">câmara roda sobre o seu próprio eixo longitudinal, ou seja, gira como se estivesse a inclinar a <text:soft-page-break/>cabeça de lado (ear-to-shoulder), </text:p>
          </table:table-cell>
        </table:table-row>
        <table:table-row>
          <table:table-cell table:style-name="Table3.A2" office:value-type="string">
            <text:p text:style-name="Table_20_Contents">Dolly &amp; Truck</text:p>
          </table:table-cell>
          <table:table-cell table:style-name="Table3.B2" office:value-type="string">
            <text:p text:style-name="P1">movimentos lineares suaves: para a frente/aproximar (in) , para trás/afastar (out) ou lateralmente (truck)</text:p>
          </table:table-cell>
        </table:table-row>
        <table:table-row>
          <table:table-cell table:style-name="Table3.A2" office:value-type="string">
            <text:p text:style-name="Table_20_Contents">Zoom</text:p>
          </table:table-cell>
          <table:table-cell table:style-name="Table3.B2" office:value-type="string">
            <text:p text:style-name="P1">movimento ótico em que a distância focal da lente é ajustada, fazendo com que a imagem pareça aproximar-se (zoom in) ou afastar-se (zoom out) </text:p>
          </table:table-cell>
        </table:table-row>
        <table:table-row>
          <table:table-cell table:style-name="Table3.A2" office:value-type="string">
            <text:p text:style-name="Table_20_Contents">Crane</text:p>
          </table:table-cell>
          <table:table-cell table:style-name="Table3.B2" office:value-type="string">
            <text:p text:style-name="P1">deslocar a câmara suavemente pelo espaço na vertical, horizontal ou em arcos, geralmente começando num ponto alto e descendo, ou vice-versa.</text:p>
          </table:table-cell>
        </table:table-row>
        <table:table-row>
          <table:table-cell table:style-name="Table3.A2" office:value-type="string">
            <text:p text:style-name="Table_20_Contents">Rack focus</text:p>
          </table:table-cell>
          <table:table-cell table:style-name="Table3.B2" office:value-type="string">
            <text:p text:style-name="P1">(também chamado focus pull) foco da câmara é mudado durante o plano, deslocando a nitidez de um sujeito para outro dentro da mesma cen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6:56:48.156685334</meta:creation-date>
    <meta:generator>LibreOffice/25.8.5.2$Linux_X86_64 LibreOffice_project/252c20f6956e3db0b52e6e2f9dda67263513c8fc</meta:generator>
    <dc:date>2026-03-03T17:27:44.278713938</dc:date>
    <meta:editing-duration>PT30M55S</meta:editing-duration>
    <meta:editing-cycles>3</meta:editing-cycles>
    <meta:document-statistic meta:table-count="3" meta:image-count="0" meta:object-count="0" meta:page-count="2" meta:paragraph-count="55" meta:word-count="693" meta:character-count="4233" meta:non-whitespace-character-count="3588"/>
  </office:meta>
</office:document-meta>
</file>